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EventFilter.getFilter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EventFilter.getTimestamp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EventFilter.getTyp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EventFilter.process( BpelEventFilter f , Restriction &lt; String &gt;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EventFilter.BpelEventFilter( String filter , int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EventFilter.process( Criteria key , Restriction &lt; String &gt; r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EventFilter.parseKey( String key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